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etchScheduler.is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Scheduler.setScheduler( Time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Scheduler.configure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etchSchedul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etchScheduler.initializ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etchScheduler.service( ServiceManager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